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777cm" fo:min-width="6.06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7.837cm" fo:min-width="7.228cm"/>
    </style:style>
    <style:style style:name="gr3" style:family="graphic" style:parent-style-name="standard">
      <style:graphic-properties svg:stroke-width="0cm" svg:stroke-color="#3465a4" draw:marker-start-width="0.203cm" draw:marker-end-width="0.203cm" draw:textarea-horizontal-align="justify" draw:textarea-vertical-align="middle" draw:auto-grow-height="false" fo:min-height="6.251cm" fo:min-width="11.572cm" fo:padding-top="0.125cm" fo:padding-bottom="0.125cm" fo:padding-left="0.25cm" fo:padding-right="0.25cm"/>
    </style:style>
    <style:style style:name="gr4" style:family="graphic" style:parent-style-name="standard">
      <style:graphic-properties draw:fill="solid" draw:fill-color="#cd5c5c" draw:textarea-horizontal-align="justify" draw:textarea-vertical-align="middle" draw:auto-grow-height="false" fo:min-height="6.22cm" fo:min-width="11.72cm"/>
    </style:style>
    <style:style style:name="gr5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7.837cm" fo:min-width="7.228cm"/>
    </style:style>
    <style:style style:name="gr6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1.777cm" fo:min-width="6.065cm"/>
    </style:style>
    <style:style style:name="gr7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6.759cm" fo:min-width="12.26cm"/>
    </style:style>
    <style:style style:name="gr8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6.399cm" fo:min-width="11.9cm"/>
    </style:style>
    <style:style style:name="gr9" style:family="graphic" style:parent-style-name="objectwithoutfill">
      <style:graphic-properties svg:stroke-width="0.254cm" svg:stroke-color="#0000ff" draw:marker-start-width="0.965cm" draw:marker-end="Small_20_Arrow" draw:marker-end-width="0.508cm" draw:fill="none" draw:textarea-vertical-align="middle" fo:padding-top="0.252cm" fo:padding-bottom="0.252cm" fo:padding-left="0.377cm" fo:padding-right="0.377cm"/>
    </style:style>
    <style:style style:name="gr10" style:family="graphic" style:parent-style-name="objectwithoutfill">
      <style:graphic-properties svg:stroke-width="0.254cm" svg:stroke-color="#ff0000" draw:marker-start-width="0.965cm" draw:marker-end="Small_20_Arrow" draw:marker-end-width="0.508cm" draw:fill="none" draw:textarea-vertical-align="middle" fo:padding-top="0.252cm" fo:padding-bottom="0.252cm" fo:padding-left="0.377cm" fo:padding-right="0.377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469cm" fo:min-width="0.938cm"/>
    </style:style>
    <style:style style:name="gr12" style:family="graphic" style:parent-style-name="objectwithoutfill">
      <style:graphic-properties svg:stroke-color="#000000" draw:fill="none" draw:fill-color="#ffffff" draw:textarea-vertical-align="middl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00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5.95cm"/>
    </style:style>
    <style:style style:name="gr16" style:family="graphic" style:parent-style-name="objectwithoutfill">
      <style:graphic-properties svg:stroke-width="0.305cm" svg:stroke-color="#407927" draw:marker-start-width="1.118cm" draw:marker-end-width="1.118cm" draw:fill="none" draw:fill-color="#ffffff" draw:textarea-vertical-align="middle" fo:padding-top="0.277cm" fo:padding-bottom="0.277cm" fo:padding-left="0.402cm" fo:padding-right="0.402cm"/>
    </style:style>
    <style:style style:name="gr17" style:family="graphic" style:parent-style-name="objectwithoutfill">
      <style:graphic-properties svg:stroke-width="0.254cm" svg:stroke-color="#e3d200" draw:marker-start-width="0.965cm" draw:marker-end-width="0.965cm" draw:fill="none" draw:fill-color="#ffffff" draw:textarea-vertical-align="middle" fo:padding-top="0.252cm" fo:padding-bottom="0.252cm" fo:padding-left="0.377cm" fo:padding-right="0.37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9.64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7.603cm"/>
    </style:style>
    <style:style style:name="gr20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70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.66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d5c5c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557cm" svg:height="4.493cm" svg:x="0.238cm" svg:y="6.708cm">
          <text:p/>
          <draw:enhanced-geometry svg:viewBox="0 0 21600 21600" draw:glue-points="?f6 0 10800 ?f8 ?f11 10800 ?f9 21600 10800 ?f10 ?f5 10800" draw:text-areas="?f3 ?f3 ?f4 ?f4" draw:type="parallelogram" draw:modifiers="10030.562725864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4.557cm" svg:height="4.493cm" svg:x="7.067cm" svg:y="2.215cm">
          <text:p/>
          <draw:enhanced-geometry svg:viewBox="0 0 21600 21600" draw:glue-points="?f6 0 10800 ?f8 ?f11 10800 ?f9 21600 10800 ?f10 ?f5 10800" draw:text-areas="?f3 ?f3 ?f4 ?f4" draw:type="parallelogram" draw:modifiers="10030.562725864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7.728cm" svg:height="8.087cm" svg:x="0.238cm" svg:y="11.2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58cm" svg:height="7.009cm" draw:transform="rotate (1.5707963267949) translate (7.961cm 19.288cm)">
          <text:p/>
          <draw:enhanced-geometry svg:viewBox="0 0 21600 21600" draw:mirror-horizontal="true" draw:glue-points="?f6 0 10800 ?f8 ?f11 10800 ?f9 21600 10800 ?f10 ?f5 10800" draw:text-areas="?f3 ?f3 ?f4 ?f4" draw:type="parallelogram" draw:modifiers="7887.425149700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2.22cm" svg:height="6.47cm" draw:transform="rotate (1.5707963267949) translate (14.975cm 14.615cm)">
          <text:p/>
          <draw:enhanced-geometry svg:viewBox="0 0 21600 21600" draw:mirror-horizontal="true" draw:glue-points="?f6 0 10800 ?f8 ?f11 10800 ?f9 21600 10800 ?f10 ?f5 10800" draw:text-areas="?f3 ?f3 ?f4 ?f4" draw:type="parallelogram" draw:modifiers="7607.641542202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7.728cm" svg:height="8.087cm" svg:x="7.966cm" svg:y="11.2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4.557cm" svg:height="4.493cm" svg:x="7.966cm" svg:y="6.708cm">
          <text:p/>
          <draw:enhanced-geometry svg:viewBox="0 0 21600 21600" draw:glue-points="?f6 0 10800 ?f8 ?f11 10800 ?f9 21600 10800 ?f10 ?f5 10800" draw:text-areas="?f3 ?f3 ?f4 ?f4" draw:type="parallelogram" draw:modifiers="10030.562725864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4.557cm" svg:height="4.493cm" svg:x="14.795cm" svg:y="2.215cm">
          <text:p/>
          <draw:enhanced-geometry svg:viewBox="0 0 21600 21600" draw:glue-points="?f6 0 10800 ?f8 ?f11 10800 ?f9 21600 10800 ?f10 ?f5 10800" draw:text-areas="?f3 ?f3 ?f4 ?f4" draw:type="parallelogram" draw:modifiers="10030.562725864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2.76cm" svg:height="7.009cm" draw:transform="rotate (1.5707963267949) translate (15.689cm 19.28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7947.3053892215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2.4cm" svg:height="6.649cm" draw:transform="rotate (1.5707963267949) translate (22.698cm 14.615cm)">
          <text:p/>
          <draw:enhanced-geometry svg:viewBox="0 0 21600 21600" draw:mirror-horizontal="true" draw:glue-points="?f6 0 10800 ?f8 ?f11 10800 ?f9 21600 10800 ?f10 ?f5 10800" draw:text-areas="?f3 ?f3 ?f4 ?f4" draw:type="parallelogram" draw:modifiers="7758.6490187129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" draw:layer="layout" svg:x1="11.56cm" svg:y1="7.786cm" svg:x2="5.989cm" svg:y2="7.786cm">
          <text:p/>
        </draw:line>
        <draw:line draw:style-name="gr10" draw:text-style-name="P1" draw:layer="layout" svg:x1="9.402cm" svg:y1="5.63cm" svg:x2="14.973cm" svg:y2="5.63cm">
          <text:p/>
        </draw:line>
        <draw:custom-shape draw:style-name="gr11" draw:text-style-name="P1" draw:layer="layout" svg:width="1.438cm" svg:height="0.719cm" svg:x="13.896cm" svg:y="2.934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5.334cm" svg:y1="3.652cm" svg:x2="15.873cm" svg:y2="3.293cm">
          <text:p/>
        </draw:line>
        <draw:line draw:style-name="gr12" draw:text-style-name="P5" draw:layer="layout" svg:x1="15.334cm" svg:y1="2.933cm" svg:x2="15.873cm" svg:y2="2.574cm">
          <text:p/>
        </draw:line>
        <draw:line draw:style-name="gr12" draw:text-style-name="P5" draw:layer="layout" svg:x1="15.873cm" svg:y1="3.293cm" svg:x2="15.873cm" svg:y2="2.574cm">
          <text:p/>
        </draw:line>
        <draw:line draw:style-name="gr12" draw:text-style-name="P5" draw:layer="layout" svg:x1="15.335cm" svg:y1="2.934cm" svg:x2="15.155cm" svg:y2="2.395cm">
          <text:p/>
        </draw:line>
        <draw:line draw:style-name="gr12" draw:text-style-name="P5" draw:layer="layout" svg:x1="15.874cm" svg:y1="2.575cm" svg:x2="15.155cm" svg:y2="2.395cm">
          <text:p/>
        </draw:line>
        <draw:line draw:style-name="gr12" draw:text-style-name="P5" draw:layer="layout" svg:x1="13.896cm" svg:y1="2.934cm" svg:x2="14.435cm" svg:y2="2.395cm">
          <text:p/>
        </draw:line>
        <draw:line draw:style-name="gr12" draw:text-style-name="P5" draw:layer="layout" svg:x1="15.155cm" svg:y1="2.395cm" svg:x2="14.436cm" svg:y2="2.395cm">
          <text:p/>
        </draw:line>
        <draw:custom-shape draw:style-name="gr13" draw:text-style-name="P6" draw:layer="layout" svg:width="0.18cm" svg:height="0.54cm" svg:x="14.256cm" svg:y="3.1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252cm" svg:height="0.252cm" svg:x="14.723cm" svg:y="3.113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6.45cm" svg:height="1.361cm" svg:x="3.139cm" svg:y="8.944cm">
          <draw:text-box>
            <text:p><text:span text:style-name="T1">Open surface</text:span></text:p>
          </draw:text-box>
        </draw:frame>
        <draw:line draw:style-name="gr16" draw:text-style-name="P5" draw:layer="layout" svg:x1="14.975cm" svg:y1="6.708cm" svg:x2="14.975cm" svg:y2="9.943cm">
          <text:p/>
        </draw:line>
        <draw:line draw:style-name="gr17" draw:text-style-name="P5" draw:layer="layout" svg:x1="14.975cm" svg:y1="9.943cm" svg:x2="14.975cm" svg:y2="14.616cm">
          <text:p/>
        </draw:line>
        <draw:frame draw:style-name="gr18" draw:text-style-name="P7" draw:layer="layout" svg:width="10.146cm" svg:height="1.362cm" svg:x="15.241cm" svg:y="7.606cm">
          <draw:text-box>
            <text:p><text:span text:style-name="T1">Rate and state fault</text:span></text:p>
          </draw:text-box>
        </draw:frame>
        <draw:frame draw:style-name="gr19" draw:text-style-name="P7" draw:layer="layout" svg:width="8.103cm" svg:height="1.362cm" svg:x="15.085cm" svg:y="11.38cm">
          <draw:text-box>
            <text:p><text:span text:style-name="T1">Imposed slip rate</text:span></text:p>
          </draw:text-box>
        </draw:frame>
        <draw:line draw:style-name="gr20" draw:text-style-name="P5" draw:layer="layout" svg:x1="2.035cm" svg:y1="4.551cm" svg:x2="4.371cm" svg:y2="2.754cm">
          <text:p/>
        </draw:line>
        <draw:line draw:style-name="gr20" draw:text-style-name="P5" draw:layer="layout" svg:x1="2.035cm" svg:y1="4.551cm" svg:x2="2.035cm" svg:y2="1.316cm">
          <text:p/>
        </draw:line>
        <draw:line draw:style-name="gr20" draw:text-style-name="P5" draw:layer="layout" svg:x1="2.035cm" svg:y1="4.551cm" svg:x2="5.09cm" svg:y2="4.551cm">
          <text:p/>
        </draw:line>
        <draw:frame draw:style-name="gr21" draw:text-style-name="P8" draw:layer="layout" svg:width="1.207cm" svg:height="1.361cm" svg:x="4.063cm" svg:y="2.112cm">
          <draw:text-box>
            <text:p><text:span text:style-name="T2">x</text:span></text:p>
          </draw:text-box>
        </draw:frame>
        <draw:frame draw:style-name="gr21" draw:text-style-name="P8" draw:layer="layout" svg:width="1.207cm" svg:height="1.361cm" svg:x="1.906cm" svg:y="0.238cm">
          <draw:text-box>
            <text:p><text:span text:style-name="T2">y</text:span></text:p>
          </draw:text-box>
        </draw:frame>
        <draw:frame draw:style-name="gr22" draw:text-style-name="P8" draw:layer="layout" svg:width="1.161cm" svg:height="1.362cm" svg:x="4.371cm" svg:y="4.371cm">
          <draw:text-box>
            <text:p><text:span text:style-name="T2">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3T17:36:56.331527549</meta:creation-date>
    <dc:date>2021-04-08T00:08:06.374816504</dc:date>
    <meta:editing-duration>PT29M34S</meta:editing-duration>
    <meta:editing-cycles>5</meta:editing-cycles>
    <meta:generator>LibreOffice/6.0.7.3$Linux_X86_64 LibreOffice_project/00m0$Build-3</meta:generator>
    <meta:document-statistic meta:object-count="33"/>
  </office:meta>
</office:document-meta>
</file>